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svg:stroke-width="0.035cm" draw:marker-start-width="0.252cm" draw:marker-end-width="0.252cm" draw:fill="solid" draw:fill-color="#adc5e7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ed1c24" draw:marker-start-width="0.252cm" draw:marker-end-width="0.252cm" draw:fill="solid" draw:fill-color="#fcd4d1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solid" draw:fill-color="#adc5e7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ed1c24" draw:marker-start-width="0.252cm" draw:marker-end-width="0.252cm" draw:fill="solid" draw:fill-color="#fcd4d1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ed1c24" draw:marker-start-width="0.252cm" draw:marker-end-width="0.252cm" draw:fill="solid" draw:fill-color="#fcd4d1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10" style:family="graphic" style:parent-style-name="standard">
      <style:graphic-properties svg:stroke-color="#dddddd" draw:fill="none" draw:textarea-horizontal-align="justify" draw:textarea-vertical-align="middle" draw:auto-grow-height="false" fo:min-height="0.893cm" fo:min-width="0.389cm"/>
    </style:style>
    <style:style style:name="gr11" style:family="graphic" style:parent-style-name="standard">
      <style:graphic-properties svg:stroke-width="0.035cm" svg:stroke-color="#3465a4" draw:marker-start-width="0.252cm" draw:marker-end-width="0.252cm" draw:fill="solid" draw:fill-color="#adc5e7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Dashed" svg:stroke-width="0.035cm" svg:stroke-color="#ed1c24" draw:marker-start-width="0.252cm" draw:marker-end-width="0.252cm" draw:fill="solid" draw:fill-color="#fcd4d1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adc5e7"/>
      <style:paragraph-properties fo:text-align="center"/>
    </style:style>
    <style:style style:name="P4" style:family="paragraph">
      <loext:graphic-properties draw:fill="solid" draw:fill-color="#fcd4d1"/>
      <style:paragraph-properties fo:text-align="center"/>
    </style:style>
    <style:style style:name="P5" style:family="paragraph">
      <style:paragraph-properties fo:text-align="center"/>
      <style:text-properties fo:font-size="28pt" style:font-size-asian="24pt" style:font-size-complex="24pt"/>
    </style:style>
    <style:style style:name="P6" style:family="paragraph">
      <loext:graphic-properties draw:fill="none"/>
      <style:paragraph-properties fo:text-align="center"/>
      <style:text-properties fo:font-size="28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28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01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3.335cm" svg:y="2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0.762cm" svg:x="4.436cm" svg:y="2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0.762cm" svg:height="0.762cm" svg:x="5.536cm" svg:y="2.90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0.762cm" svg:height="0.762cm" svg:x="6.637cm" svg:y="2.907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762cm" svg:height="0.762cm" svg:x="7.737cm" svg:y="2.90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0.762cm" svg:height="0.762cm" svg:x="8.838cm" svg:y="2.90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9.838cm" svg:y="2.90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0.939cm" svg:y="2.909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1.94cm" svg:y="2.9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267cm" svg:x1="9.219cm" svg:y1="2.908cm" svg:x2="8.118cm" svg:y2="2.907cm" draw:start-shape="id1" draw:start-glue-point="4" draw:end-shape="id2" draw:end-glue-point="4" svg:d="M9219 2908c0-378-1101-377-1101-1" svg:viewBox="0 0 1102 284">
          <text:p/>
        </draw:connector>
        <draw:connector draw:style-name="gr8" draw:text-style-name="P1" draw:layer="layout" draw:type="curve" svg:x1="9.489cm" svg:y1="3.019cm" svg:x2="7.018cm" svg:y2="2.907cm" draw:start-shape="id1" draw:start-glue-point="11" draw:end-shape="id3" draw:end-glue-point="4" svg:d="M9489 3019c0-945-2471-889-2471-112" svg:viewBox="0 0 2472 703">
          <text:p/>
        </draw:connector>
        <draw:connector draw:style-name="gr8" draw:text-style-name="P1" draw:layer="layout" draw:type="curve" draw:line-skew="-0.212cm" svg:x1="9.489cm" svg:y1="3.019cm" svg:x2="5.917cm" svg:y2="2.906cm" draw:start-shape="id1" draw:start-glue-point="11" draw:end-shape="id4" draw:end-glue-point="4" svg:d="M9489 3019c0-1264-3572-1208-3572-113" svg:viewBox="0 0 3573 942">
          <text:p/>
        </draw:connector>
        <draw:custom-shape draw:style-name="gr2" draw:text-style-name="P3" draw:layer="layout" svg:width="0.762cm" svg:height="0.762cm" svg:x="3.328cm" svg:y="5.08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762cm" svg:height="0.762cm" svg:x="4.429cm" svg:y="5.08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5.529cm" svg:y="5.08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762cm" svg:x="6.63cm" svg:y="5.08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7.73cm" svg:y="5.0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762cm" svg:height="0.762cm" svg:x="8.831cm" svg:y="5.0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9.831cm" svg:y="5.0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0.932cm" svg:y="5.09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1.933cm" svg:y="5.09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267cm" svg:x1="10.213cm" svg:y1="5.032cm" svg:x2="9.112cm" svg:y2="5.031cm" svg:d="M10213 5032c0-378-1101-377-1101-1" svg:viewBox="0 0 1102 284">
          <text:p/>
        </draw:connector>
        <draw:custom-shape draw:style-name="gr10" draw:text-style-name="P6" draw:layer="layout" svg:width="0.889cm" svg:height="1.143cm" svg:x="1.889cm" svg:y="2.678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89cm" svg:height="1.143cm" svg:x="1.889cm" svg:y="4.778cm">
          <text:p text:style-name="P7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89cm" svg:height="1.143cm" svg:x="1.889cm" svg:y="2.678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328cm" svg:y="7.22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762cm" svg:height="0.762cm" svg:x="4.429cm" svg:y="7.22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5.529cm" svg:y="7.22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762cm" svg:x="6.63cm" svg:y="7.2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7.73cm" svg:y="7.2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5" draw:id="id5" draw:layer="layout" svg:width="0.762cm" svg:height="0.762cm" svg:x="8.831cm" svg:y="7.23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762cm" svg:height="0.762cm" svg:x="9.831cm" svg:y="7.23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762cm" svg:height="0.762cm" svg:x="10.932cm" svg:y="7.23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1.933cm" svg:y="7.233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267cm" svg:x1="12.329cm" svg:y1="7.217cm" svg:x2="11.228cm" svg:y2="7.216cm" svg:d="M12329 7217c0-378-1101-377-1101-1" svg:viewBox="0 0 1102 284">
          <text:p/>
        </draw:connector>
        <draw:custom-shape draw:style-name="gr10" draw:text-style-name="P6" draw:layer="layout" svg:width="0.889cm" svg:height="1.143cm" svg:x="1.889cm" svg:y="6.919cm">
          <text:p text:style-name="P7"><text:span text:style-name="T1">C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2.39cm" svg:y1="7.194cm" svg:x2="9.212cm" svg:y2="7.231cm" draw:end-shape="id5" draw:end-glue-point="4" svg:d="M12390 7194c0-721-3178-740-3178 37" svg:viewBox="0 0 3179 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3:38:58.132919644</meta:creation-date>
    <dc:date>2019-04-25T13:55:12.248879879</dc:date>
    <meta:editing-duration>PT5M40S</meta:editing-duration>
    <meta:editing-cycles>1</meta:editing-cycles>
    <meta:document-statistic meta:object-count="38"/>
    <meta:generator>LibreOffice/6.0.7.3$Linux_X86_64 LibreOffice_project/00m0$Build-3</meta:generator>
  </office:meta>
</office:document-meta>
</file>